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Components.are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Componen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Components.AndroidComponents( Logger logger , MainThreadSupport defaultMainThreadSu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